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0ee" officeooo:paragraph-rsid="000db0ee"/>
    </style:style>
    <style:style style:name="P2" style:family="paragraph" style:parent-style-name="Standard">
      <style:text-properties officeooo:rsid="000db0ee" officeooo:paragraph-rsid="0014c464"/>
    </style:style>
    <style:style style:name="P3" style:family="paragraph" style:parent-style-name="Standard">
      <style:text-properties officeooo:rsid="00134efc" officeooo:paragraph-rsid="0014c464"/>
    </style:style>
    <style:style style:name="P4" style:family="paragraph" style:parent-style-name="Standard">
      <style:text-properties officeooo:rsid="000fa7f8" officeooo:paragraph-rsid="000fa7f8"/>
    </style:style>
    <style:style style:name="P5" style:family="paragraph" style:parent-style-name="Standard">
      <style:text-properties officeooo:rsid="0019e3f0" officeooo:paragraph-rsid="0019e3f0"/>
    </style:style>
    <style:style style:name="P6" style:family="paragraph" style:parent-style-name="Standard">
      <style:text-properties officeooo:rsid="0010ecbd" officeooo:paragraph-rsid="0010ecbd"/>
    </style:style>
    <style:style style:name="P7" style:family="paragraph" style:parent-style-name="Standard">
      <style:text-properties officeooo:rsid="00134efc" officeooo:paragraph-rsid="00134efc"/>
    </style:style>
    <style:style style:name="P8" style:family="paragraph" style:parent-style-name="Standard">
      <style:text-properties officeooo:rsid="0015d265" officeooo:paragraph-rsid="0015d265"/>
    </style:style>
    <style:style style:name="P9" style:family="paragraph" style:parent-style-name="Standard">
      <style:text-properties officeooo:rsid="00172f5f" officeooo:paragraph-rsid="00172f5f"/>
    </style:style>
    <style:style style:name="P10" style:family="paragraph" style:parent-style-name="Standard">
      <style:text-properties officeooo:rsid="001a8da4" officeooo:paragraph-rsid="001a8da4"/>
    </style:style>
    <style:style style:name="T1" style:family="text">
      <style:text-properties officeooo:rsid="00134efc"/>
    </style:style>
    <style:style style:name="T2" style:family="text">
      <style:text-properties officeooo:rsid="0014c464"/>
    </style:style>
    <style:style style:name="T3" style:family="text">
      <style:text-properties officeooo:rsid="00151ef7"/>
    </style:style>
    <style:style style:name="T4" style:family="text">
      <style:text-properties officeooo:rsid="0010ecbd"/>
    </style:style>
    <style:style style:name="T5" style:family="text">
      <style:text-properties officeooo:rsid="0011ebd2"/>
    </style:style>
    <style:style style:name="T6" style:family="text">
      <style:text-properties officeooo:rsid="001646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evamiento Guardia</text:p>
      <text:p text:style-name="P1"/>
      <text:p text:style-name="P2">problema <text:s/>derivaciones → paciente salud mental <text:s/>1:45 para derivar al heller. <text:span text:style-name="T1">El HBR presenta menos problemas.</text:span></text:p>
      <text:p text:style-name="P3"/>
      <text:p text:style-name="P3"><text:span text:style-name="T2">Formalizar protocolos de derivacion <text:s/>Zona </text:span><text:span text:style-name="T3">Confluecia</text:span> </text:p>
      <text:p text:style-name="P1"/>
      <text:p text:style-name="P4">Lugos</text:p>
      <text:p text:style-name="P4">Ventanilla de Gestion de pacientes</text:p>
      <text:p text:style-name="P4">Sala de espera una vez llamado pasa al consultorio de enfermeria</text:p>
      <text:p text:style-name="P4">1 sala de procedimiento de enfermeria</text:p>
      <text:p text:style-name="P4">2 shockroom 2 camas</text:p>
      <text:p text:style-name="P4">3 consultorio respiratorio </text:p>
      <text:p text:style-name="P5">1 consultorio medico</text:p>
      <text:p text:style-name="P1"/>
      <text:p text:style-name="P4">Cns Curaciones de Enfermeria No guardia programado</text:p>
      <text:p text:style-name="P4"><text:tab/>curaciones</text:p>
      <text:p text:style-name="P4"><text:tab/>controles de tension, etc</text:p>
      <text:p text:style-name="P4"><text:tab/>procedimientos de enferia</text:p>
      <text:p text:style-name="P4"/>
      <text:p text:style-name="P6">del 100% de las consultas un 80 es tranqui y 20 complijidad.</text:p>
      <text:p text:style-name="P1"/>
      <text:p text:style-name="P1"/>
      <text:p text:style-name="P4">1-) Paciente guardia caso simple</text:p>
      <text:p text:style-name="P4"/>
      <text:p text:style-name="P4"><text:tab/>1-) Adm ision por Gestion de pacientes ANDES <text:s/>agenda demanda</text:p>
      <text:p text:style-name="P4"><text:tab/><text:tab/>carga en Agenda de demanda y Enfermeria carga en otra agenda de demanda del <text:tab/><text:tab/><text:tab/>medico</text:p>
      <text:p text:style-name="P4"><text:tab/><text:tab/></text:p>
      <text:p text:style-name="P4"><text:tab/>2-) Enfermeria trash y carga en ANDES agenda demanda Medico</text:p>
      <text:p text:style-name="P4"><text:tab/><text:tab/>alta en caso → sin proceso de atencion medica</text:p>
      <text:p text:style-name="P4"/>
      <text:p text:style-name="P4"><text:tab/>3-) <text:span text:style-name="T4">Medico realiza consulta </text:span></text:p>
      <text:p text:style-name="P4"><text:tab/><text:tab/><text:span text:style-name="T4">1-) medicacion y se retira</text:span></text:p>
      <text:p text:style-name="P4"><text:tab/><text:tab/><text:span text:style-name="T4">2-) envia a procedimiento de enfermeria</text:span></text:p>
      <text:p text:style-name="P4"><text:tab/><text:tab/><text:span text:style-name="T4">3-) envia shoockroom</text:span></text:p>
      <text:p text:style-name="P4"><text:tab/><text:tab/><text:tab/> <text:span text:style-name="T5">derivar</text:span></text:p>
      <text:p text:style-name="P4"><text:tab/><text:tab/><text:tab/><text:span text:style-name="T5">alta y posterior atencion en cosultorio</text:span></text:p>
      <text:p text:style-name="P7">2-) caso complejo</text:p>
      <text:p text:style-name="P7"><text:tab/></text:p>
      <text:p text:style-name="P7"><text:tab/>1-) adminsion abre puerta </text:p>
      <text:p text:style-name="P7"><text:tab/>2-) enfermira trash avisa medico</text:p>
      <text:p text:style-name="P7"><text:tab/>3-) shock room – medico (monotoreo via y teimpo de espera)</text:p>
      <text:p text:style-name="P7"><text:tab/>4-) sala procedimiento (ejem accidente en moto poco riejo) se realiza la atencion, solicitan estudios al Bouquete (placas y laboratior) y mas complejidad Heller.</text:p>
      <text:p text:style-name="P4"/>
      <text:p text:style-name="P8">3-) salida ambulacia</text:p>
      <text:p text:style-name="P8"><text:tab/>1--) derivacion por estudios.</text:p>
      <text:p text:style-name="P8"><text:tab/>2--) Pedidio por el CIEN familiar llama al 107 y el 107 pide puede ser domicio o transito.</text:p>
      <text:p text:style-name="P8"><text:tab/>3-) paciente se acerca al CS para salir a buscar paciente. </text:p>
      <text:p text:style-name="P8"><text:tab/>4-) Traslado paciente del area </text:p>
      <text:p text:style-name="P8"/>
      <text:p text:style-name="P8"><text:soft-page-break/></text:p>
      <text:p text:style-name="P8"><text:tab/><text:span text:style-name="T6">5-) siempre se avisa al 100 para estar al tanto para enviar una ambulacia al CS</text:span></text:p>
      <text:p text:style-name="P8"/>
      <text:p text:style-name="P8"/>
      <text:p text:style-name="P9">4-) Menor por policia</text:p>
      <text:p text:style-name="P9"><text:tab/>1-) directamente triash</text:p>
      <text:p text:style-name="P9"><text:tab/>2-) medico para informe</text:p>
      <text:p text:style-name="P9"><text:tab/>3-) menor detenido.</text:p>
      <text:p text:style-name="P10">5-) menores de hogares</text:p>
      <text:p text:style-name="P10"><text:tab/>idem </text:p>
      <text:p text:style-name="P10"><text:tab/>pero lo acerca el personal del hoga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09:26:49.655485815</meta:creation-date>
    <dc:date>2025-09-09T10:19:20.049776139</dc:date>
    <meta:editing-duration>PT41M44S</meta:editing-duration>
    <meta:editing-cycles>12</meta:editing-cycles>
    <meta:generator>LibreOffice/25.2.2.2$Linux_X86_64 LibreOffice_project/520$Build-2</meta:generator>
    <meta:document-statistic meta:table-count="0" meta:image-count="0" meta:object-count="0" meta:page-count="2" meta:paragraph-count="46" meta:word-count="289" meta:character-count="1790" meta:non-whitespace-character-count="1492"/>
  </office:meta>
</office:document-meta>
</file>